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20E00000145049464E5604C25E7.jpg" manifest:media-type="image/jpeg"/>
  <manifest:file-entry manifest:full-path="Pictures/10000201000000F0000000F062A9761F0C3ED1CB.png" manifest:media-type="image/png"/>
  <manifest:file-entry manifest:full-path="Pictures/100002010000020000000200226FB3C421793597.png" manifest:media-type="image/png"/>
  <manifest:file-entry manifest:full-path="Pictures/10000201000002DD000002D08661857409F3BD13.png" manifest:media-type="image/png"/>
  <manifest:file-entry manifest:full-path="Pictures/100002010000091900000789F1DC02992312B83C.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vertical-align="middle" draw:auto-grow-height="false" fo:min-height="1.147cm" fo:min-width="1.024cm"/>
    </style:style>
    <style:style style:name="gr3" style:family="graphic" style:parent-style-name="standard">
      <style:graphic-properties draw:textarea-horizontal-align="justify" draw:textarea-vertical-align="middle" draw:auto-grow-height="false" fo:min-height="0.863cm" fo:min-width="0cm"/>
    </style:style>
    <style:style style:name="gr4" style:family="graphic" style:parent-style-name="standard">
      <style:graphic-properties draw:textarea-vertical-align="middle" draw:auto-grow-height="false" fo:min-height="2.985cm" fo:min-width="2.239cm"/>
    </style:style>
    <style:style style:name="gr5" style:family="graphic" style:parent-style-name="standard">
      <style:graphic-properties draw:textarea-horizontal-align="justify" draw:textarea-vertical-align="middle" draw:auto-grow-height="false" fo:min-height="0.004cm" fo:min-width="2.834cm"/>
    </style:style>
    <style:style style:name="gr6" style:family="graphic" style:parent-style-name="standard">
      <style:graphic-properties draw:textarea-vertical-align="middle" draw:auto-grow-height="false" fo:min-height="1.148cm" fo:min-width="3.819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0cm" fo:min-width="0cm"/>
    </style:style>
    <style:style style:name="P1" style:family="paragraph">
      <style:paragraph-properties fo:text-align="center"/>
    </style:style>
    <style:style style:name="P2" style:family="paragraph">
      <loext:graphic-properties draw:fill="none" draw:fill-color="#ffffff"/>
      <style:text-properties fo:font-size="12pt" style:font-size-asian="12pt" style:font-size-complex="12pt"/>
    </style:style>
    <style:style style:name="P3" style:family="paragraph">
      <style:text-properties fo:font-size="12pt" style:font-size-asian="12pt" style:font-size-complex="12pt"/>
    </style:style>
    <style:style style:name="P4" style:family="paragraph">
      <loext:graphic-properties draw:fill="none" draw:fill-color="#ffffff"/>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51cm" svg:height="1.651cm" svg:x="4.556cm" svg:y="7.933cm">
          <draw:image xlink:href="Pictures/100002010000020000000200226FB3C421793597.png" xlink:type="simple" xlink:show="embed" xlink:actuate="onLoad" loext:mime-type="image/png">
            <text:p/>
          </draw:image>
        </draw:frame>
        <draw:frame draw:style-name="gr1" draw:text-style-name="P1" draw:layer="layout" svg:width="1.563cm" svg:height="1.563cm" svg:x="1.342cm" svg:y="5.481cm">
          <draw:image xlink:href="Pictures/100002010000020000000200226FB3C421793597.png" xlink:type="simple" xlink:show="embed" xlink:actuate="onLoad" loext:mime-type="image/png">
            <text:p/>
          </draw:image>
        </draw:frame>
        <draw:frame draw:style-name="gr1" draw:text-style-name="P1" draw:layer="layout" svg:width="2.456cm" svg:height="2.413cm" svg:x="4.302cm" svg:y="2.853cm">
          <draw:image xlink:href="Pictures/10000201000002DD000002D08661857409F3BD13.png" xlink:type="simple" xlink:show="embed" xlink:actuate="onLoad" loext:mime-type="image/png">
            <text:p/>
          </draw:image>
        </draw:frame>
        <draw:frame draw:style-name="gr1" draw:text-style-name="P1" draw:layer="layout" svg:width="3.042cm" svg:height="3.042cm" svg:x="9.255cm" svg:y="3.615cm">
          <draw:image xlink:href="Pictures/10000201000000F0000000F062A9761F0C3ED1CB.png" xlink:type="simple" xlink:show="embed" xlink:actuate="onLoad" loext:mime-type="image/png">
            <text:p/>
          </draw:image>
        </draw:frame>
        <draw:frame draw:style-name="gr1" draw:text-style-name="P1" draw:layer="layout" svg:width="3.374cm" svg:height="2.794cm" svg:x="13.7cm" svg:y="1.254cm">
          <draw:image xlink:href="Pictures/100002010000091900000789F1DC02992312B83C.png" xlink:type="simple" xlink:show="embed" xlink:actuate="onLoad" loext:mime-type="image/png">
            <text:p/>
          </draw:image>
        </draw:frame>
        <draw:frame draw:style-name="gr1" draw:text-style-name="P1" draw:layer="layout" svg:width="3.701cm" svg:height="2.286cm" svg:x="13.573cm" svg:y="7.096cm">
          <draw:image xlink:href="Pictures/100000000000020E00000145049464E5604C25E7.jpg" xlink:type="simple" xlink:show="embed" xlink:actuate="onLoad" loext:mime-type="image/jpeg">
            <text:p/>
          </draw:image>
        </draw:frame>
        <draw:custom-shape draw:style-name="gr2" draw:text-style-name="P1" draw:layer="layout" svg:width="1.524cm" svg:height="1.397cm" svg:x="2.343cm" svg:y="3.694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3" draw:text-style-name="P1" draw:layer="layout" svg:width="0.635cm" svg:height="1.27cm" svg:x="4.834cm" svg:y="6.12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 draw:text-style-name="P1" draw:layer="layout" svg:width="2.739cm" svg:height="3.235cm" draw:transform="rotate (-1.59313654122042) translate (15.986cm 4.104cm)">
          <text:p/>
          <draw:enhanced-geometry svg:viewBox="0 0 144 122" draw:mirror-horizontal="false" draw:mirror-vertical="false"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custom-shape draw:style-name="gr5" draw:text-style-name="P1" draw:layer="layout" svg:width="3.81cm" svg:height="0.508cm" svg:x="8.323cm" svg:y="8.69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1" draw:layer="layout" svg:width="4.318cm" svg:height="1.397cm" svg:x="6.334cm" svg:y="2.397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7" draw:text-style-name="P2" draw:layer="layout" svg:width="3.034cm" svg:height="0.725cm" svg:x="1.041cm" svg:y="6.969cm">
          <draw:text-box>
            <text:p><text:span text:style-name="T1">Training Data</text:span></text:p>
          </draw:text-box>
        </draw:frame>
        <draw:frame draw:style-name="gr7" draw:text-style-name="P2" draw:layer="layout" svg:width="2.365cm" svg:height="0.725cm" svg:x="4.356cm" svg:y="9.509cm">
          <draw:text-box>
            <text:p text:style-name="P3"><text:span text:style-name="T1">New Data</text:span></text:p>
          </draw:text-box>
        </draw:frame>
        <draw:frame draw:style-name="gr7" draw:text-style-name="P2" draw:layer="layout" svg:width="3.973cm" svg:height="0.725cm" svg:x="2.589cm" svg:y="1.897cm">
          <draw:text-box>
            <text:p><text:span text:style-name="T1">Feature Extraction</text:span></text:p>
          </draw:text-box>
        </draw:frame>
        <draw:frame draw:style-name="gr7" draw:text-style-name="P4" draw:layer="layout" svg:width="3.88cm" svg:height="1.199cm" svg:x="8.985cm" svg:y="6.615cm">
          <draw:text-box>
            <text:p text:style-name="P1"><text:span text:style-name="T1">Machine Learning</text:span></text:p>
            <text:p text:style-name="P1"><text:span text:style-name="T1">Algorithm</text:span></text:p>
          </draw:text-box>
        </draw:frame>
        <draw:frame draw:style-name="gr8" draw:text-style-name="P4" draw:layer="layout" svg:width="2.369cm" svg:height="1.673cm" svg:x="17.521cm" svg:y="1.394cm">
          <draw:text-box>
            <text:p text:style-name="P1"><text:span text:style-name="T1">Grouping </text:span></text:p>
            <text:p text:style-name="P1"><text:span text:style-name="T1">of </text:span></text:p>
            <text:p text:style-name="P1"><text:span text:style-name="T1">Objects</text:span></text:p>
          </draw:text-box>
        </draw:frame>
        <draw:frame draw:style-name="gr7" draw:text-style-name="P2" draw:layer="layout" svg:width="3.639cm" svg:height="0.725cm" svg:x="16.348cm" svg:y="7.993cm">
          <draw:text-box>
            <text:p><text:span text:style-name="T1">Predictive Model</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08T09:48:33.616000000</meta:creation-date>
    <dc:date>2019-01-08T13:19:11.468000000</dc:date>
    <meta:editing-duration>PT19M10S</meta:editing-duration>
    <meta:editing-cycles>4</meta:editing-cycles>
    <meta:generator>LibreOffice/6.1.2.1$Windows_x86 LibreOffice_project/65905a128db06ba48db947242809d14d3f9a93fe</meta:generator>
    <meta:document-statistic meta:object-count="17"/>
  </office:meta>
</office:document-meta>
</file>